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0278in" fo:margin-left="-0.5611in" table:align="left" style:writing-mode="lr-tb"/>
    </style:style>
    <style:style style:name="Table1.A" style:family="table-column">
      <style:table-column-properties style:column-width="0.3368in"/>
    </style:style>
    <style:style style:name="Table1.B" style:family="table-column">
      <style:table-column-properties style:column-width="4.3424in"/>
    </style:style>
    <style:style style:name="Table1.C" style:family="table-column">
      <style:table-column-properties style:column-width="2.3486in"/>
    </style:style>
    <style:style style:name="Table1.1" style:family="table-row">
      <style:table-row-properties style:min-row-height="0.4326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-left="none" fo:border-right="none" fo:border-top="none" fo:border-bottom="0.5pt solid #999999">
        <style:background-image/>
      </style:table-cell-properties>
    </style:style>
    <style:style style:name="Table1.2" style:family="table-row">
      <style:table-row-properties style:min-row-height="0.1035in" fo:keep-together="auto"/>
    </style:style>
    <style:style style:name="Table1.A2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0.5pt solid #999999">
        <style:background-image/>
      </style:table-cell-properties>
    </style:style>
    <style:style style:name="Table1.3" style:family="table-row">
      <style:table-row-properties style:min-row-height="0.0472in" fo:keep-together="auto"/>
    </style:style>
    <style:style style:name="Table1.A3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fffff" fo:padding-left="0.075in" fo:padding-right="0.075in" fo:padding-top="0in" fo:padding-bottom="0in" fo:border-left="none" fo:border-right="none" fo:border-top="0.5pt solid #999999" fo:border-bottom="none">
        <style:background-image/>
      </style:table-cell-properties>
    </style:style>
    <style:style style:name="Table1.4" style:family="table-row">
      <style:table-row-properties style:min-row-height="0.0542in" fo:keep-together="auto"/>
    </style:style>
    <style:style style:name="Table1.5" style:family="table-row">
      <style:table-row-properties style:min-row-height="0.2799in" fo:keep-together="auto"/>
    </style:style>
    <style:style style:name="Table1.6" style:family="table-row">
      <style:table-row-properties style:min-row-height="0.1028in" fo:keep-together="auto"/>
    </style:style>
    <style:style style:name="Table1.8" style:family="table-row">
      <style:table-row-properties style:min-row-height="0.1181in" fo:keep-together="auto"/>
    </style:style>
    <style:style style:name="Table1.9" style:family="table-row">
      <style:table-row-properties style:min-row-height="0.1729in" fo:keep-together="auto"/>
    </style:style>
    <style:style style:name="Table1.10" style:family="table-row">
      <style:table-row-properties style:min-row-height="0.0431in" fo:keep-together="auto"/>
    </style:style>
    <style:style style:name="Table1.11" style:family="table-row">
      <style:table-row-properties style:min-row-height="0.0215in" fo:keep-together="auto"/>
    </style:style>
    <style:style style:name="Table1.12" style:family="table-row">
      <style:table-row-properties style:min-row-height="0.0861in" fo:keep-together="auto"/>
    </style:style>
    <style:style style:name="Table1.13" style:family="table-row">
      <style:table-row-properties style:min-row-height="0.0979in" fo:keep-together="auto"/>
    </style:style>
    <style:style style:name="Table1.14" style:family="table-row">
      <style:table-row-properties style:min-row-height="0.1743in" fo:keep-together="auto"/>
    </style:style>
    <style:style style:name="Table1.18" style:family="table-row">
      <style:table-row-properties style:min-row-height="0.0188in" fo:keep-together="auto"/>
    </style:style>
    <style:style style:name="Table1.20" style:family="table-row">
      <style:table-row-properties style:min-row-height="0.0375in" fo:keep-together="auto"/>
    </style:style>
    <style:style style:name="Table1.21" style:family="table-row">
      <style:table-row-properties style:min-row-height="0.0757in" fo:keep-together="auto"/>
    </style:style>
    <style:style style:name="P1" style:family="paragraph" style:parent-style-name="bulleted_20_list">
      <style:paragraph-properties fo:margin-top="0.0402in" fo:margin-bottom="0.0402in" style:contextual-spacing="false" fo:line-height="100%"/>
      <style:text-properties fo:font-size="7pt" style:font-size-asian="7pt" style:font-size-complex="7pt"/>
    </style:style>
    <style:style style:name="P2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04a74" style:font-size-asian="7pt" style:font-size-complex="7pt"/>
    </style:style>
    <style:style style:name="P3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62bb2" style:font-size-asian="7pt" style:font-size-complex="7pt"/>
    </style:style>
    <style:style style:name="P4" style:family="paragraph" style:parent-style-name="bulleted_20_list">
      <style:paragraph-properties fo:margin-top="0.0402in" fo:margin-bottom="0.0402in" style:contextual-spacing="false" fo:line-height="100%"/>
      <style:text-properties fo:font-size="7pt" officeooo:paragraph-rsid="00489273" style:font-size-asian="7pt" style:font-size-complex="7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text-properties officeooo:rsid="0052e67e" officeooo:paragraph-rsid="0052e67e"/>
    </style:style>
    <style:style style:name="P10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style:font-size-asian="7pt" style:font-weight-asian="bold" style:font-size-complex="7pt" style:font-weight-complex="bold"/>
    </style:style>
    <style:style style:name="P11" style:family="paragraph" style:parent-style-name="Standard">
      <style:paragraph-properties fo:margin-left="0in" fo:margin-right="0in" fo:margin-top="0.0201in" fo:margin-bottom="0in" style:contextual-spacing="false" fo:line-height="100%" fo:text-indent="0in" style:auto-text-indent="false"/>
      <style:text-properties fo:font-size="7pt" fo:font-weight="bold" officeooo:paragraph-rsid="00a717da" style:font-size-asian="7pt" style:font-weight-asian="bold" style:font-size-complex="7pt" style:font-weight-complex="bold"/>
    </style:style>
    <style:style style:name="P12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13" style:family="paragraph" style:parent-style-name="Text_20_body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style:font-size-asian="7pt" style:font-size-complex="7pt"/>
    </style:style>
    <style:style style:name="P14" style:family="paragraph" style:parent-style-name="Text_20_body">
      <style:paragraph-properties fo:margin-left="0in" fo:margin-right="0in" fo:margin-top="0in" fo:margin-bottom="0in" style:contextual-spacing="false" style:line-height-at-least="0.0693in" fo:text-indent="0in" style:auto-text-indent="false"/>
      <style:text-properties officeooo:paragraph-rsid="00f0d20b"/>
    </style:style>
    <style:style style:name="P15" style:family="paragraph" style:parent-style-name="bulleted_20_list">
      <style:paragraph-properties fo:margin-top="0.0417in" fo:margin-bottom="0in" style:contextual-spacing="false" style:line-height-at-least="0.0693in"/>
    </style:style>
    <style:style style:name="P16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3037a6"/>
    </style:style>
    <style:style style:name="P17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52e67e"/>
    </style:style>
    <style:style style:name="P18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6f1ec8"/>
    </style:style>
    <style:style style:name="P19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74c4f6"/>
    </style:style>
    <style:style style:name="P20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90d6d3"/>
    </style:style>
    <style:style style:name="P21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0f11584"/>
    </style:style>
    <style:style style:name="P22" style:family="paragraph" style:parent-style-name="bulleted_20_list">
      <style:paragraph-properties fo:margin-top="0.0417in" fo:margin-bottom="0in" style:contextual-spacing="false" style:line-height-at-least="0.0693in"/>
      <style:text-properties officeooo:paragraph-rsid="012130de"/>
    </style:style>
    <style:style style:name="P23" style:family="paragraph" style:parent-style-name="bulleted_20_list">
      <style:paragraph-properties fo:margin-top="0.0417in" fo:margin-bottom="0in" style:contextual-spacing="false" style:line-height-at-least="0.0693in"/>
      <style:text-properties fo:font-weight="normal" officeooo:paragraph-rsid="003037a6" style:font-weight-asian="normal" style:font-weight-complex="normal"/>
    </style:style>
    <style:style style:name="P24" style:family="paragraph" style:parent-style-name="Text_20_body">
      <style:paragraph-properties fo:margin-top="0in" fo:margin-bottom="0in" style:contextual-spacing="false" style:line-height-at-least="0.0693in"/>
      <style:text-properties officeooo:paragraph-rsid="002ecbce"/>
    </style:style>
    <style:style style:name="P25" style:family="paragraph" style:parent-style-name="Text_20_body">
      <style:paragraph-properties fo:margin-top="0in" fo:margin-bottom="0in" style:contextual-spacing="false" style:line-height-at-least="0.0693in"/>
      <style:text-properties officeooo:paragraph-rsid="002f97ca"/>
    </style:style>
    <style:style style:name="P26" style:family="paragraph" style:parent-style-name="Text_20_body">
      <style:paragraph-properties fo:margin-top="0in" fo:margin-bottom="0in" style:contextual-spacing="false" style:line-height-at-least="0.0693in"/>
      <style:text-properties officeooo:paragraph-rsid="003164f3"/>
    </style:style>
    <style:style style:name="P27" style:family="paragraph" style:parent-style-name="Text_20_body">
      <style:paragraph-properties fo:margin-top="0in" fo:margin-bottom="0in" style:contextual-spacing="false" style:line-height-at-least="0.0693in"/>
      <style:text-properties officeooo:paragraph-rsid="00520902"/>
    </style:style>
    <style:style style:name="P28" style:family="paragraph" style:parent-style-name="Text_20_body">
      <style:paragraph-properties fo:margin-top="0in" fo:margin-bottom="0in" style:contextual-spacing="false" style:line-height-at-least="0.0693in"/>
      <style:text-properties officeooo:paragraph-rsid="0052e67e"/>
    </style:style>
    <style:style style:name="P29" style:family="paragraph" style:parent-style-name="bulleted_20_list">
      <style:paragraph-properties fo:margin-top="0.0555in" fo:margin-bottom="0.0417in" style:contextual-spacing="false"/>
    </style:style>
    <style:style style:name="P30" style:family="paragraph" style:parent-style-name="bulleted_20_list">
      <style:paragraph-properties fo:margin-top="0.0555in" fo:margin-bottom="0.0417in" style:contextual-spacing="false"/>
      <style:text-properties officeooo:paragraph-rsid="0035a84f"/>
    </style:style>
    <style:style style:name="P31" style:family="paragraph" style:parent-style-name="bulleted_20_list">
      <style:paragraph-properties style:line-height-at-least="0.0693in"/>
      <style:text-properties officeooo:paragraph-rsid="003037a6"/>
    </style:style>
    <style:style style:name="P32" style:family="paragraph" style:parent-style-name="bulleted_20_list">
      <style:text-properties officeooo:paragraph-rsid="0052e67e"/>
    </style:style>
    <style:style style:name="P33" style:family="paragraph" style:parent-style-name="bulleted_20_list">
      <style:text-properties officeooo:paragraph-rsid="00b65e33"/>
    </style:style>
    <style:style style:name="P34" style:family="paragraph" style:parent-style-name="bulleted_20_list">
      <style:text-properties officeooo:paragraph-rsid="00ce859a"/>
    </style:style>
    <style:style style:name="P35" style:family="paragraph" style:parent-style-name="bulleted_20_list">
      <style:text-properties officeooo:paragraph-rsid="00d29b86"/>
    </style:style>
    <style:style style:name="P36" style:family="paragraph" style:parent-style-name="Title">
      <style:paragraph-properties fo:text-align="start" style:justify-single-word="false"/>
      <style:text-properties fo:font-weight="normal" style:font-weight-asian="normal" style:font-weight-complex="normal"/>
    </style:style>
    <style:style style:name="P37" style:family="paragraph" style:parent-style-name="Title">
      <style:paragraph-properties fo:text-align="start" style:justify-single-word="false"/>
      <style:text-properties style:text-underline-style="none" fo:font-weight="normal" officeooo:paragraph-rsid="003bfcc8" style:font-weight-asian="normal" style:font-weight-complex="normal"/>
    </style:style>
    <style:style style:name="P38" style:family="paragraph" style:parent-style-name="Heading_20_2" style:list-style-name="WWNum1"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Heading_20_2" style:list-style-name="WWNum1">
      <style:paragraph-properties fo:margin-top="0.0417in" fo:margin-bottom="0in" style:contextual-spacing="false"/>
      <style:text-properties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Heading_20_2">
      <style:paragraph-properties fo:margin-top="0.0555in" fo:margin-bottom="0.0417in" style:contextual-spacing="false"/>
      <style:text-properties fo:font-style="normal" officeooo:rsid="0052e67e" officeooo:paragraph-rsid="0052e67e" style:font-style-asian="normal" style:font-style-complex="normal"/>
    </style:style>
    <style:style style:name="P41" style:family="paragraph" style:parent-style-name="Heading_20_1">
      <style:paragraph-properties fo:margin-top="0.0555in" fo:margin-bottom="0.0417in" style:contextual-spacing="false"/>
    </style:style>
    <style:style style:name="P42" style:family="paragraph" style:parent-style-name="Heading_20_1">
      <style:paragraph-properties fo:margin-top="0.0555in" fo:margin-bottom="0.0417in" style:contextual-spacing="false"/>
      <style:text-properties officeooo:rsid="002db980" officeooo:paragraph-rsid="002db980"/>
    </style:style>
    <style:style style:name="P43" style:family="paragraph" style:parent-style-name="Heading_20_1">
      <style:paragraph-properties fo:margin-top="0.0555in" fo:margin-bottom="0.0417in" style:contextual-spacing="false"/>
      <style:text-properties officeooo:rsid="002db980" officeooo:paragraph-rsid="002ecbce"/>
    </style:style>
    <style:style style:name="P44" style:family="paragraph" style:parent-style-name="Heading_20_1">
      <style:paragraph-properties fo:margin-top="0.0555in" fo:margin-bottom="0.0417in" style:contextual-spacing="false"/>
      <style:text-properties officeooo:paragraph-rsid="002ecbce"/>
    </style:style>
    <style:style style:name="P45" style:family="paragraph" style:parent-style-name="Heading_20_1">
      <style:paragraph-properties fo:margin-top="0.0555in" fo:margin-bottom="0.0417in" style:contextual-spacing="false"/>
      <style:text-properties officeooo:rsid="0004b745" officeooo:paragraph-rsid="0004b745"/>
    </style:style>
    <style:style style:name="P46" style:family="paragraph" style:parent-style-name="Heading_20_1">
      <style:paragraph-properties fo:margin-left="0in" fo:margin-right="0in" fo:margin-top="0.0201in" fo:margin-bottom="0in" style:contextual-spacing="false" fo:line-height="100%" fo:text-indent="0in" style:auto-text-indent="false" style:shadow="none"/>
      <style:text-properties fo:font-size="7pt" fo:font-weight="bold" style:font-size-asian="7pt" style:font-weight-asian="bold" style:font-size-complex="7pt" style:font-weight-complex="bold"/>
    </style:style>
    <style:style style:name="P47" style:family="paragraph" style:parent-style-name="bulleted_20_list">
      <style:paragraph-properties fo:margin-top="0.0417in" fo:margin-bottom="0in" style:contextual-spacing="false" style:line-height-at-least="0.0693in"/>
      <style:text-properties fo:font-weight="bold" officeooo:rsid="013373c9" officeooo:paragraph-rsid="013373c9" style:font-weight-asian="bold"/>
    </style:style>
    <style:style style:name="P48" style:family="paragraph" style:parent-style-name="Heading_20_3" style:list-style-name="WWNum1">
      <style:paragraph-properties fo:text-align="end" style:justify-single-word="false"/>
      <style:text-properties style:text-underline-style="none" fo:font-weight="bold" officeooo:paragraph-rsid="0104938c" style:font-weight-asian="bold" style:font-weight-complex="bold"/>
    </style:style>
    <style:style style:name="P49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bcfc" style:font-weight-asian="bold" style:font-weight-complex="bold"/>
    </style:style>
    <style:style style:name="T4" style:family="text">
      <style:text-properties fo:font-weight="bold" officeooo:rsid="001000a9" style:font-weight-asian="bold" style:font-weight-complex="bold"/>
    </style:style>
    <style:style style:name="T5" style:family="text">
      <style:text-properties fo:font-weight="bold" officeooo:rsid="002a76a3" style:font-weight-asian="bold" style:font-weight-complex="bold"/>
    </style:style>
    <style:style style:name="T6" style:family="text">
      <style:text-properties fo:font-weight="bold" officeooo:rsid="0031dda9" style:font-weight-asian="bold" style:font-weight-complex="bold"/>
    </style:style>
    <style:style style:name="T7" style:family="text">
      <style:text-properties fo:font-weight="bold" officeooo:rsid="0052e67e" style:font-weight-asian="bold" style:font-weight-complex="bold"/>
    </style:style>
    <style:style style:name="T8" style:family="text">
      <style:text-properties fo:font-weight="bold" officeooo:rsid="0074c4f6" style:font-weight-asian="bold" style:font-weight-complex="bold"/>
    </style:style>
    <style:style style:name="T9" style:family="text">
      <style:text-properties fo:font-weight="bold" officeooo:rsid="0032dff4" style:font-weight-asian="bold" style:font-weight-complex="bold"/>
    </style:style>
    <style:style style:name="T10" style:family="text">
      <style:text-properties fo:font-weight="bold" officeooo:rsid="00609d05" style:font-weight-asian="bold" style:font-weight-complex="bold"/>
    </style:style>
    <style:style style:name="T11" style:family="text">
      <style:text-properties fo:font-weight="bold" officeooo:rsid="00255e67" style:font-weight-asian="bold" style:font-weight-complex="bold"/>
    </style:style>
    <style:style style:name="T12" style:family="text">
      <style:text-properties fo:font-weight="bold" officeooo:rsid="0097fcb1" style:font-weight-asian="bold" style:font-weight-complex="bold"/>
    </style:style>
    <style:style style:name="T13" style:family="text">
      <style:text-properties fo:font-weight="bold" officeooo:rsid="00999688" style:font-weight-asian="bold" style:font-weight-complex="bold"/>
    </style:style>
    <style:style style:name="T14" style:family="text">
      <style:text-properties fo:font-weight="bold" officeooo:rsid="00a1cb31" style:font-weight-asian="bold" style:font-weight-complex="bold"/>
    </style:style>
    <style:style style:name="T15" style:family="text">
      <style:text-properties fo:font-weight="bold" officeooo:rsid="00c85e77" style:font-weight-asian="bold" style:font-weight-complex="bold"/>
    </style:style>
    <style:style style:name="T16" style:family="text">
      <style:text-properties fo:font-weight="bold" officeooo:rsid="00c900cb" style:font-weight-asian="bold" style:font-weight-complex="bold"/>
    </style:style>
    <style:style style:name="T17" style:family="text">
      <style:text-properties fo:font-weight="bold" officeooo:rsid="006cfd5c" style:font-weight-asian="bold" style:font-weight-complex="bold"/>
    </style:style>
    <style:style style:name="T18" style:family="text">
      <style:text-properties fo:font-weight="bold" officeooo:rsid="00629ae9" style:font-weight-asian="bold" style:font-weight-complex="bold"/>
    </style:style>
    <style:style style:name="T19" style:family="text">
      <style:text-properties fo:font-weight="bold" officeooo:rsid="00f30c0d" style:font-weight-asian="bold" style:font-weight-complex="bold"/>
    </style:style>
    <style:style style:name="T20" style:family="text">
      <style:text-properties fo:font-weight="bold" officeooo:rsid="012130de" style:font-weight-asian="bold" style:font-weight-complex="bold"/>
    </style:style>
    <style:style style:name="T21" style:family="text">
      <style:text-properties fo:font-weight="bold" officeooo:rsid="0130a8fd" style:font-weight-asian="bold" style:font-weight-complex="bold"/>
    </style:style>
    <style:style style:name="T22" style:family="text">
      <style:text-properties fo:font-weight="bold" officeooo:rsid="01336d65" style:font-weight-asian="bold" style:font-weight-complex="bold"/>
    </style:style>
    <style:style style:name="T23" style:family="text">
      <style:text-properties fo:font-weight="bold" officeooo:rsid="000db38f" style:font-weight-asian="bold"/>
    </style:style>
    <style:style style:name="T24" style:family="text">
      <style:text-properties fo:font-weight="bold" officeooo:rsid="0027343b" style:font-weight-asian="bold"/>
    </style:style>
    <style:style style:name="T25" style:family="text">
      <style:text-properties fo:font-weight="bold" style:font-weight-asian="bold" style:font-name-complex="Tahoma1" style:font-weight-complex="bold"/>
    </style:style>
    <style:style style:name="T26" style:family="text">
      <style:text-properties fo:font-weight="bold" officeooo:rsid="0052e67e" style:font-weight-asian="bold"/>
    </style:style>
    <style:style style:name="T27" style:family="text">
      <style:text-properties fo:font-weight="bold" officeooo:rsid="00a815a5" style:font-weight-asian="bold"/>
    </style:style>
    <style:style style:name="T28" style:family="text">
      <style:text-properties fo:font-weight="bold" officeooo:rsid="00aa2d8f" style:font-weight-asian="bold"/>
    </style:style>
    <style:style style:name="T29" style:family="text">
      <style:text-properties fo:font-weight="bold" officeooo:rsid="00f36b02" style:font-weight-asian="bold"/>
    </style:style>
    <style:style style:name="T30" style:family="text">
      <style:text-properties fo:font-weight="bold" officeooo:rsid="012130de" style:font-weight-asian="bold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officeooo:rsid="01243338" style:font-size-asian="8pt" style:font-size-complex="8pt"/>
    </style:style>
    <style:style style:name="T33" style:family="text">
      <style:text-properties fo:font-size="8pt" fo:font-style="normal" fo:font-weight="bold" style:font-size-asian="8pt" style:font-style-asian="normal" style:font-weight-asian="bold" style:font-size-complex="8pt" style:font-weight-complex="bold"/>
    </style:style>
    <style:style style:name="T34" style:family="text">
      <style:text-properties fo:font-size="8pt" fo:font-style="normal" fo:font-weight="bold" officeooo:rsid="003bfcc8" style:font-size-asian="8pt" style:font-style-asian="normal" style:font-weight-asian="bold" style:font-size-complex="8pt" style:font-weight-complex="bold"/>
    </style:style>
    <style:style style:name="T35" style:family="text">
      <style:text-properties fo:font-size="8pt" fo:font-style="normal" style:font-size-asian="8pt" style:font-style-asian="normal" style:font-size-complex="8pt"/>
    </style:style>
    <style:style style:name="T36" style:family="text">
      <style:text-properties fo:font-size="8pt" fo:font-style="normal" officeooo:rsid="003bfcc8" style:font-size-asian="8pt" style:font-style-asian="normal" style:font-size-complex="8pt"/>
    </style:style>
    <style:style style:name="T37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38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9" style:family="text">
      <style:text-properties fo:font-style="normal" style:font-style-asian="normal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445072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weight-complex="normal"/>
    </style:style>
    <style:style style:name="T43" style:family="text">
      <style:text-properties fo:font-style="italic" style:font-style-asian="italic"/>
    </style:style>
    <style:style style:name="T44" style:family="text">
      <style:text-properties fo:font-style="italic" officeooo:rsid="00434b27" style:font-style-asian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normal"/>
    </style:style>
    <style:style style:name="T47" style:family="text">
      <style:text-properties fo:font-style="italic" style:text-underline-style="none" fo:font-weight="normal" officeooo:rsid="003164f3" style:font-style-asian="italic" style:font-weight-asian="normal" style:font-style-complex="italic" style:font-weight-complex="normal"/>
    </style:style>
    <style:style style:name="T48" style:family="text">
      <style:text-properties fo:font-style="italic" style:text-underline-style="none" fo:font-weight="normal" officeooo:rsid="0052e67e" style:font-style-asian="italic" style:font-weight-asian="normal" style:font-style-complex="italic" style:font-weight-complex="bold"/>
    </style:style>
    <style:style style:name="T49" style:family="text">
      <style:text-properties fo:font-style="italic" style:text-underline-style="none" fo:font-weight="bold" officeooo:rsid="0052e67e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style:font-style-asian="italic" style:font-weight-asian="bold" style:font-weight-complex="bold"/>
    </style:style>
    <style:style style:name="T51" style:family="text">
      <style:text-properties fo:font-style="italic" fo:font-weight="bold" officeooo:rsid="0052e67e" style:font-style-asian="italic" style:font-weight-asian="bold" style:font-weight-complex="bold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style:text-underline-style="solid" style:text-underline-width="auto" style:text-underline-color="font-color" fo:font-weight="normal" officeooo:rsid="002a76a3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solid" style:text-underline-width="auto" style:text-underline-color="font-color" fo:font-weight="normal" officeooo:rsid="003164f3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2a76a3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52e67e" style:font-style-asian="italic" style:font-weight-asian="normal" style:font-style-complex="italic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style:font-name-complex="Tahoma1"/>
    </style:style>
    <style:style style:name="T62" style:family="text">
      <style:text-properties fo:color="#000000" style:font-name-complex="Tahoma1"/>
    </style:style>
    <style:style style:name="T63" style:family="text">
      <style:text-properties fo:color="#000000" fo:font-style="italic" style:font-style-asian="italic" style:font-name-complex="Tahoma1"/>
    </style:style>
    <style:style style:name="T64" style:family="text">
      <style:text-properties fo:color="#000000" fo:font-weight="bold" style:font-weight-asian="bold"/>
    </style:style>
    <style:style style:name="T65" style:family="text">
      <style:text-properties officeooo:rsid="00046bb4"/>
    </style:style>
    <style:style style:name="T66" style:family="text">
      <style:text-properties officeooo:rsid="0006db00"/>
    </style:style>
    <style:style style:name="T67" style:family="text">
      <style:text-properties officeooo:rsid="0008d342"/>
    </style:style>
    <style:style style:name="T68" style:family="text">
      <style:text-properties officeooo:rsid="000ebcfc"/>
    </style:style>
    <style:style style:name="T69" style:family="text">
      <style:text-properties officeooo:rsid="00186bbf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2a76a3" style:font-weight-asian="normal" style:font-weight-complex="normal"/>
    </style:style>
    <style:style style:name="T72" style:family="text">
      <style:text-properties fo:font-weight="normal" officeooo:rsid="0052e67e" style:font-weight-asian="normal" style:font-weight-complex="normal"/>
    </style:style>
    <style:style style:name="T73" style:family="text">
      <style:text-properties fo:font-weight="normal" officeooo:rsid="005ed7fa" style:font-weight-asian="normal" style:font-weight-complex="normal"/>
    </style:style>
    <style:style style:name="T74" style:family="text">
      <style:text-properties fo:font-weight="normal" officeooo:rsid="00609d05" style:font-weight-asian="normal" style:font-weight-complex="normal"/>
    </style:style>
    <style:style style:name="T75" style:family="text">
      <style:text-properties fo:font-weight="normal" officeooo:rsid="0062845f" style:font-weight-asian="normal" style:font-weight-complex="normal"/>
    </style:style>
    <style:style style:name="T76" style:family="text">
      <style:text-properties fo:font-weight="normal" officeooo:rsid="00629ae9" style:font-weight-asian="normal" style:font-weight-complex="normal"/>
    </style:style>
    <style:style style:name="T77" style:family="text">
      <style:text-properties fo:font-weight="normal" officeooo:rsid="00662add" style:font-weight-asian="normal" style:font-weight-complex="normal"/>
    </style:style>
    <style:style style:name="T78" style:family="text">
      <style:text-properties fo:font-weight="normal" officeooo:rsid="00671eb9" style:font-weight-asian="normal" style:font-weight-complex="normal"/>
    </style:style>
    <style:style style:name="T79" style:family="text">
      <style:text-properties fo:font-weight="normal" officeooo:rsid="006c7304" style:font-weight-asian="normal" style:font-weight-complex="normal"/>
    </style:style>
    <style:style style:name="T80" style:family="text">
      <style:text-properties fo:font-weight="normal" officeooo:rsid="006cfd5c" style:font-weight-asian="normal" style:font-weight-complex="normal"/>
    </style:style>
    <style:style style:name="T81" style:family="text">
      <style:text-properties fo:font-weight="normal" officeooo:rsid="006eb6be" style:font-weight-asian="normal" style:font-weight-complex="normal"/>
    </style:style>
    <style:style style:name="T82" style:family="text">
      <style:text-properties fo:font-weight="normal" officeooo:rsid="006f1ec8" style:font-weight-asian="normal" style:font-weight-complex="normal"/>
    </style:style>
    <style:style style:name="T83" style:family="text">
      <style:text-properties fo:font-weight="normal" officeooo:rsid="0070ccf7" style:font-weight-asian="normal" style:font-weight-complex="normal"/>
    </style:style>
    <style:style style:name="T84" style:family="text">
      <style:text-properties fo:font-weight="normal" officeooo:rsid="00718d5f" style:font-weight-asian="normal" style:font-weight-complex="normal"/>
    </style:style>
    <style:style style:name="T85" style:family="text">
      <style:text-properties fo:font-weight="normal" officeooo:rsid="00999688" style:font-weight-asian="normal" style:font-weight-complex="normal"/>
    </style:style>
    <style:style style:name="T86" style:family="text">
      <style:text-properties fo:font-weight="normal" officeooo:rsid="00ae6d9d" style:font-weight-asian="normal" style:font-weight-complex="normal"/>
    </style:style>
    <style:style style:name="T87" style:family="text">
      <style:text-properties fo:font-weight="normal" officeooo:rsid="00af09d0" style:font-weight-asian="normal" style:font-weight-complex="normal"/>
    </style:style>
    <style:style style:name="T88" style:family="text">
      <style:text-properties fo:font-weight="normal" officeooo:rsid="00af571c" style:font-weight-asian="normal" style:font-weight-complex="normal"/>
    </style:style>
    <style:style style:name="T89" style:family="text">
      <style:text-properties fo:font-weight="normal" officeooo:rsid="00aff17c" style:font-weight-asian="normal" style:font-weight-complex="normal"/>
    </style:style>
    <style:style style:name="T90" style:family="text">
      <style:text-properties fo:font-weight="normal" officeooo:rsid="00b55ec2" style:font-weight-asian="normal" style:font-weight-complex="normal"/>
    </style:style>
    <style:style style:name="T91" style:family="text">
      <style:text-properties fo:font-weight="normal" officeooo:rsid="00b8e5f3" style:font-weight-asian="normal" style:font-weight-complex="normal"/>
    </style:style>
    <style:style style:name="T92" style:family="text">
      <style:text-properties fo:font-weight="normal" officeooo:rsid="00c90429" style:font-weight-asian="normal" style:font-weight-complex="normal"/>
    </style:style>
    <style:style style:name="T93" style:family="text">
      <style:text-properties fo:font-weight="normal" officeooo:rsid="00cb3f55" style:font-weight-asian="normal" style:font-weight-complex="normal"/>
    </style:style>
    <style:style style:name="T94" style:family="text">
      <style:text-properties fo:font-weight="normal" officeooo:rsid="00cdf38b" style:font-weight-asian="normal" style:font-weight-complex="normal"/>
    </style:style>
    <style:style style:name="T95" style:family="text">
      <style:text-properties fo:font-weight="normal" officeooo:rsid="00c900cb" style:font-weight-asian="normal" style:font-weight-complex="normal"/>
    </style:style>
    <style:style style:name="T96" style:family="text">
      <style:text-properties fo:font-weight="normal" officeooo:rsid="00d06c24" style:font-weight-asian="normal" style:font-weight-complex="normal"/>
    </style:style>
    <style:style style:name="T97" style:family="text">
      <style:text-properties fo:font-weight="normal" officeooo:rsid="00c18c1c" style:font-weight-asian="normal" style:font-weight-complex="normal"/>
    </style:style>
    <style:style style:name="T98" style:family="text">
      <style:text-properties fo:font-weight="normal" officeooo:rsid="00c00525" style:font-weight-asian="normal" style:font-weight-complex="normal"/>
    </style:style>
    <style:style style:name="T99" style:family="text">
      <style:text-properties fo:font-weight="normal" officeooo:rsid="00c38837" style:font-weight-asian="normal" style:font-weight-complex="normal"/>
    </style:style>
    <style:style style:name="T100" style:family="text">
      <style:text-properties fo:font-weight="normal" officeooo:rsid="00d49ec1" style:font-weight-asian="normal" style:font-weight-complex="normal"/>
    </style:style>
    <style:style style:name="T101" style:family="text">
      <style:text-properties fo:font-weight="normal" officeooo:rsid="00d60418" style:font-weight-asian="normal" style:font-weight-complex="normal"/>
    </style:style>
    <style:style style:name="T102" style:family="text">
      <style:text-properties fo:font-weight="normal" officeooo:rsid="00d71277" style:font-weight-asian="normal" style:font-weight-complex="normal"/>
    </style:style>
    <style:style style:name="T103" style:family="text">
      <style:text-properties fo:font-weight="normal" officeooo:rsid="00d846fa" style:font-weight-asian="normal" style:font-weight-complex="normal"/>
    </style:style>
    <style:style style:name="T104" style:family="text">
      <style:text-properties fo:font-weight="normal" officeooo:rsid="00e02a1f" style:font-weight-asian="normal" style:font-weight-complex="normal"/>
    </style:style>
    <style:style style:name="T105" style:family="text">
      <style:text-properties fo:font-weight="normal" officeooo:rsid="00e0d961" style:font-weight-asian="normal" style:font-weight-complex="normal"/>
    </style:style>
    <style:style style:name="T106" style:family="text">
      <style:text-properties fo:font-weight="normal" officeooo:rsid="00e1ac96" style:font-weight-asian="normal" style:font-weight-complex="normal"/>
    </style:style>
    <style:style style:name="T107" style:family="text">
      <style:text-properties fo:font-weight="normal" officeooo:rsid="00e24636" style:font-weight-asian="normal" style:font-weight-complex="normal"/>
    </style:style>
    <style:style style:name="T108" style:family="text">
      <style:text-properties fo:font-weight="normal" officeooo:rsid="00e322fc" style:font-weight-asian="normal" style:font-weight-complex="normal"/>
    </style:style>
    <style:style style:name="T109" style:family="text">
      <style:text-properties fo:font-weight="normal" officeooo:rsid="00e3d514" style:font-weight-asian="normal" style:font-weight-complex="normal"/>
    </style:style>
    <style:style style:name="T110" style:family="text">
      <style:text-properties fo:font-weight="normal" officeooo:rsid="00e4b919" style:font-weight-asian="normal" style:font-weight-complex="normal"/>
    </style:style>
    <style:style style:name="T111" style:family="text">
      <style:text-properties fo:font-weight="normal" officeooo:rsid="00e8baa3" style:font-weight-asian="normal" style:font-weight-complex="normal"/>
    </style:style>
    <style:style style:name="T112" style:family="text">
      <style:text-properties fo:font-weight="normal" officeooo:rsid="00ea18b8" style:font-weight-asian="normal" style:font-weight-complex="normal"/>
    </style:style>
    <style:style style:name="T113" style:family="text">
      <style:text-properties fo:font-weight="normal" officeooo:rsid="00ec372a" style:font-weight-asian="normal" style:font-weight-complex="normal"/>
    </style:style>
    <style:style style:name="T114" style:family="text">
      <style:text-properties fo:font-weight="normal" officeooo:rsid="00f0d20b" style:font-weight-asian="normal" style:font-weight-complex="normal"/>
    </style:style>
    <style:style style:name="T115" style:family="text">
      <style:text-properties fo:font-weight="normal" officeooo:rsid="00feddfb" style:font-weight-asian="normal" style:font-weight-complex="normal"/>
    </style:style>
    <style:style style:name="T116" style:family="text">
      <style:text-properties fo:font-weight="normal" officeooo:rsid="01086614" style:font-weight-asian="normal" style:font-weight-complex="normal"/>
    </style:style>
    <style:style style:name="T117" style:family="text">
      <style:text-properties fo:font-weight="normal" officeooo:rsid="010a08c0" style:font-weight-asian="normal" style:font-weight-complex="normal"/>
    </style:style>
    <style:style style:name="T118" style:family="text">
      <style:text-properties fo:font-weight="normal" officeooo:rsid="010d6d71" style:font-weight-asian="normal" style:font-weight-complex="normal"/>
    </style:style>
    <style:style style:name="T119" style:family="text">
      <style:text-properties fo:font-weight="normal" officeooo:rsid="010f7d6b" style:font-weight-asian="normal" style:font-weight-complex="normal"/>
    </style:style>
    <style:style style:name="T120" style:family="text">
      <style:text-properties fo:font-weight="normal" officeooo:rsid="0110f428" style:font-weight-asian="normal" style:font-weight-complex="normal"/>
    </style:style>
    <style:style style:name="T121" style:family="text">
      <style:text-properties fo:font-weight="normal" officeooo:rsid="0112f056" style:font-weight-asian="normal" style:font-weight-complex="normal"/>
    </style:style>
    <style:style style:name="T122" style:family="text">
      <style:text-properties fo:font-weight="normal" officeooo:rsid="0119cf33" style:font-weight-asian="normal" style:font-weight-complex="normal"/>
    </style:style>
    <style:style style:name="T123" style:family="text">
      <style:text-properties fo:font-weight="normal" officeooo:rsid="01273a8c" style:font-weight-asian="normal" style:font-weight-complex="normal"/>
    </style:style>
    <style:style style:name="T124" style:family="text">
      <style:text-properties fo:font-weight="normal" officeooo:rsid="0128b382" style:font-weight-asian="normal" style:font-weight-complex="normal"/>
    </style:style>
    <style:style style:name="T125" style:family="text">
      <style:text-properties officeooo:rsid="002157c8"/>
    </style:style>
    <style:style style:name="T126" style:family="text">
      <style:text-properties officeooo:rsid="0023a017"/>
    </style:style>
    <style:style style:name="T127" style:family="text">
      <style:text-properties officeooo:rsid="00255e67"/>
    </style:style>
    <style:style style:name="T128" style:family="text">
      <style:text-properties officeooo:rsid="0026bfc9"/>
    </style:style>
    <style:style style:name="T129" style:family="text">
      <style:text-properties officeooo:rsid="003037a6"/>
    </style:style>
    <style:style style:name="T130" style:family="text">
      <style:text-properties officeooo:rsid="0032dff4"/>
    </style:style>
    <style:style style:name="T131" style:family="text">
      <style:text-properties officeooo:rsid="00335814"/>
    </style:style>
    <style:style style:name="T132" style:family="text">
      <style:text-properties officeooo:rsid="0047a207"/>
    </style:style>
    <style:style style:name="T133" style:family="text">
      <style:text-properties officeooo:rsid="0049b9a2"/>
    </style:style>
    <style:style style:name="T134" style:family="text">
      <style:text-properties officeooo:rsid="004bb0e1"/>
    </style:style>
    <style:style style:name="T135" style:family="text">
      <style:text-properties officeooo:rsid="0052e67e"/>
    </style:style>
    <style:style style:name="T136" style:family="text">
      <style:text-properties officeooo:rsid="0054a57e"/>
    </style:style>
    <style:style style:name="T137" style:family="text">
      <style:text-properties officeooo:rsid="00756d38"/>
    </style:style>
    <style:style style:name="T138" style:family="text">
      <style:text-properties officeooo:rsid="008145b7"/>
    </style:style>
    <style:style style:name="T139" style:family="text">
      <style:text-properties officeooo:rsid="00860ca0"/>
    </style:style>
    <style:style style:name="T140" style:family="text">
      <style:text-properties officeooo:rsid="0087a81c"/>
    </style:style>
    <style:style style:name="T141" style:family="text">
      <style:text-properties officeooo:rsid="0087bbab"/>
    </style:style>
    <style:style style:name="T142" style:family="text">
      <style:text-properties officeooo:rsid="00890963"/>
    </style:style>
    <style:style style:name="T143" style:family="text">
      <style:text-properties officeooo:rsid="008bc10f"/>
    </style:style>
    <style:style style:name="T144" style:family="text">
      <style:text-properties officeooo:rsid="008db496"/>
    </style:style>
    <style:style style:name="T145" style:family="text">
      <style:text-properties officeooo:rsid="008fc7b3"/>
    </style:style>
    <style:style style:name="T146" style:family="text">
      <style:text-properties officeooo:rsid="009db291"/>
    </style:style>
    <style:style style:name="T147" style:family="text">
      <style:text-properties officeooo:rsid="00abb674"/>
    </style:style>
    <style:style style:name="T148" style:family="text">
      <style:text-properties officeooo:rsid="00c4ed82"/>
    </style:style>
    <style:style style:name="T149" style:family="text">
      <style:text-properties officeooo:rsid="00c771ad"/>
    </style:style>
    <style:style style:name="T150" style:family="text">
      <style:text-properties officeooo:rsid="00dabcc7"/>
    </style:style>
    <style:style style:name="T151" style:family="text">
      <style:text-properties officeooo:rsid="00dc6aa5"/>
    </style:style>
    <style:style style:name="T152" style:family="text">
      <style:text-properties officeooo:rsid="00de0bb0"/>
    </style:style>
    <style:style style:name="T153" style:family="text">
      <style:text-properties officeooo:rsid="00dff4c8"/>
    </style:style>
    <style:style style:name="T154" style:family="text">
      <style:text-properties officeooo:rsid="00e004b1"/>
    </style:style>
    <style:style style:name="T155" style:family="text">
      <style:text-properties officeooo:rsid="00ebcb9c"/>
    </style:style>
    <style:style style:name="T156" style:family="text">
      <style:text-properties officeooo:rsid="00ee5bc6"/>
    </style:style>
    <style:style style:name="T157" style:family="text">
      <style:text-properties officeooo:rsid="00f0d20b"/>
    </style:style>
    <style:style style:name="T158" style:family="text">
      <style:text-properties officeooo:rsid="00f11584"/>
    </style:style>
    <style:style style:name="T159" style:family="text">
      <style:text-properties officeooo:rsid="00f30c0d"/>
    </style:style>
    <style:style style:name="T160" style:family="text">
      <style:text-properties officeooo:rsid="00fd5f3f"/>
    </style:style>
    <style:style style:name="T161" style:family="text">
      <style:text-properties officeooo:rsid="00ff6085"/>
    </style:style>
    <style:style style:name="T162" style:family="text">
      <style:text-properties officeooo:rsid="0100ec16"/>
    </style:style>
    <style:style style:name="T163" style:family="text">
      <style:text-properties officeooo:rsid="010175d8"/>
    </style:style>
    <style:style style:name="T164" style:family="text">
      <style:text-properties officeooo:rsid="010302a5"/>
    </style:style>
    <style:style style:name="T165" style:family="text">
      <style:text-properties officeooo:rsid="0107b478"/>
    </style:style>
    <style:style style:name="T166" style:family="text">
      <style:text-properties officeooo:rsid="01086614"/>
    </style:style>
    <style:style style:name="T167" style:family="text">
      <style:text-properties officeooo:rsid="0109b585"/>
    </style:style>
    <style:style style:name="T168" style:family="text">
      <style:text-properties officeooo:rsid="010a08c0"/>
    </style:style>
    <style:style style:name="T169" style:family="text">
      <style:text-properties officeooo:rsid="010b46e3"/>
    </style:style>
    <style:style style:name="T170" style:family="text">
      <style:text-properties officeooo:rsid="010ca19f"/>
    </style:style>
    <style:style style:name="T171" style:family="text">
      <style:text-properties officeooo:rsid="011b42bf"/>
    </style:style>
    <style:style style:name="T172" style:family="text">
      <style:text-properties officeooo:rsid="011ecbdb"/>
    </style:style>
    <style:style style:name="T173" style:family="text">
      <style:text-properties officeooo:rsid="011fec58"/>
    </style:style>
    <style:style style:name="T174" style:family="text">
      <style:text-properties officeooo:rsid="012666a8"/>
    </style:style>
    <style:style style:name="T175" style:family="text">
      <style:text-properties officeooo:rsid="0126b760"/>
    </style:style>
    <style:style style:name="T176" style:family="text">
      <style:text-properties officeooo:rsid="012ad02d"/>
    </style:style>
    <style:style style:name="T177" style:family="text">
      <style:text-properties officeooo:rsid="012bf211"/>
    </style:style>
    <style:style style:name="T178" style:family="text">
      <style:text-properties officeooo:rsid="012da412"/>
    </style:style>
    <style:style style:name="T179" style:family="text">
      <style:text-properties officeooo:rsid="01325a0f"/>
    </style:style>
    <style:style style:name="T180" style:family="text">
      <style:text-properties officeooo:rsid="01336d65"/>
    </style:style>
    <style:style style:name="T181" style:family="text">
      <style:text-properties officeooo:rsid="01363e73"/>
    </style:style>
    <style:style style:name="T182" style:family="text">
      <style:text-properties fo:color="#ffffff"/>
    </style:style>
    <style:style style:name="T183" style:family="text">
      <style:text-properties fo:color="#ffffff" fo:font-weight="normal" style:font-weight-asian="normal" style:font-weight-complex="normal"/>
    </style:style>
    <style:style style:name="T184" style:family="text">
      <style:text-properties officeooo:rsid="01364f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9"><text:a xlink:type="simple" xlink:href="http://jasonlarkin.github.io/">Jason M Larkin</text:a></text:p>
            <text:p text:style-name="P5"/>
            <text:p text:style-name="P5">j<text:span text:style-name="T66">asonlarkin84</text:span>@<text:span text:style-name="T67">gmail.com</text:span> </text:p>
          </table:table-cell>
          <table:covered-table-cell/>
          <table:table-cell table:style-name="Table1.A1" office:value-type="string">
            <text:p text:style-name="P6">412-398-8813</text:p>
            <text:p text:style-name="P6">4763 Sherwood Dr Pittsburgh, PA 15236</text:p>
          </table:table-cell>
        </table:table-row>
        <table:table-row table:style-name="Table1.2">
          <table:table-cell table:style-name="Table1.A2" table:number-columns-spanned="3" office:value-type="string">
            <text:h text:style-name="P41" text:outline-level="1">Education</text:h>
          </table:table-cell>
          <table:covered-table-cell/>
          <table:covered-table-cell/>
        </table:table-row>
        <table:table-row table:style-name="Table1.3">
          <table:table-cell table:style-name="Table1.A3" table:number-rows-spanned="5" office:value-type="string">
            <text:p text:style-name="Standard"/>
          </table:table-cell>
          <table:table-cell table:style-name="Table1.B3" table:number-columns-spanned="2" office:value-type="string">
            <text:list xml:id="list2839865854039686558" text:style-name="WWNum1">
              <text:list-item>
                <text:list>
                  <text:list-item>
                    <text:h text:style-name="P39" text:outline-level="2">Carnegie Mellon University, Pittsburgh, PA</text:h>
                  </text:list-item>
                </text:list>
              </text:list-item>
            </text:list>
            <text:p text:style-name="P7"><text:span text:style-name="T52">Ph.D. Mechanical Engineering</text:span><text:span text:style-name="T56"> </text:span>GPA: 3.9 <text:s text:c="52"/><text:span text:style-name="T1"><text:s text:c="20"/>2009-2013 <text:s text:c="6"/></text:span></text:p>
            <text:p text:style-name="P7"><text:span text:style-name="T1"><text:s text:c="2"/></text:span><text:span text:style-name="T60">Thesis</text:span><text:span text:style-name="T70">:</text:span> Thermal Modeling of Disordered Materials </text:p>
            <text:p text:style-name="P7"><text:s text:c="2"/><text:span text:style-name="T60">Advisor</text:span><text:span text:style-name="T70">: </text:span>Alan J.H. McGaughey</text:p>
            <text:p text:style-name="P7"><text:span text:style-name="T1"><text:s text:c="2"/></text:span><text:span text:style-name="T60">Coursework</text:span><text:span text:style-name="T70">: </text:span><text:span text:style-name="T116">m</text:span>olecular and <text:span text:style-name="T166">e</text:span>lectron <text:span text:style-name="T166">s</text:span>tructure <text:span text:style-name="T166">s</text:span>imulation, <text:span text:style-name="T165">n</text:span>anoscale <text:span text:style-name="T165">t</text:span>ransport <text:span text:style-name="T165">p</text:span>henomena.</text:p>
            <text:list xml:id="list1055782278" text:continue-numbering="true" text:style-name="WWNum1">
              <text:list-item>
                <text:list>
                  <text:list-item>
                    <text:h text:style-name="P38" text:outline-level="2">University of Pittsburgh, Pittsburgh, PA</text:h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7"><text:span text:style-name="T38">M.S. Mechanical Engineering</text:span><text:span text:style-name="T31"> GPA: 3.7 <text:s text:c="76"/></text:span><text:span text:style-name="T33">200</text:span><text:span text:style-name="T34">7</text:span><text:span text:style-name="T33">-200</text:span><text:span text:style-name="T34">9</text:span><text:span text:style-name="T35"> </text:span></text:p>
          </table:table-cell>
          <table:covered-table-cell/>
        </table:table-row>
        <table:table-row table:style-name="Table1.5">
          <table:covered-table-cell/>
          <table:table-cell table:style-name="Table1.A3" table:number-columns-spanned="2" office:value-type="string">
            <text:p text:style-name="P8"><text:s text:c="2"/><text:span text:style-name="T59">Thesis</text:span>: Statistics of Particle Concentrations in Free-Surface Turbulence </text:p>
            <text:p text:style-name="P8"><text:s text:c="2"/><text:span text:style-name="T59">Advisor</text:span>: Walter I. Goldburg</text:p>
            <text:p text:style-name="P8"><text:s text:c="2"/><text:span text:style-name="T59">Coursework</text:span>: <text:span text:style-name="T167">q</text:span>uantum and <text:span text:style-name="T167">s</text:span>tatistical <text:span text:style-name="T167">p</text:span>hysics, <text:span text:style-name="T167">c</text:span>haos and <text:span text:style-name="T167">n</text:span>onlinear <text:span text:style-name="T167">p</text:span>henomena.</text:p>
          </table:table-cell>
          <table:covered-table-cell/>
        </table:table-row>
        <table:table-row table:style-name="Table1.6">
          <table:covered-table-cell/>
          <table:table-cell table:style-name="Table1.A3" table:number-columns-spanned="2" office:value-type="string">
            <text:list xml:id="list365914857" text:continue-numbering="true" text:style-name="WWNum1">
              <text:list-item>
                <text:list>
                  <text:list-item>
                    <text:list>
                      <text:list-item>
                        <text:h text:style-name="P48" text:outline-level="3"><text:span text:style-name="T45">B.S. Mechanical Engineering</text:span> <text:span text:style-name="T42">GPA: 3.2</text:span><text:span text:style-name="T39"> <text:s text:c="70"/></text:span><text:span text:style-name="T35">200</text:span><text:span text:style-name="T36">7</text:span><text:span text:style-name="T35">-200</text:span><text:span text:style-name="T36">9</text:span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  <table:table-row table:style-name="Table1.4">
          <table:covered-table-cell/>
          <table:table-cell table:style-name="Table1.A3" table:number-columns-spanned="2" office:value-type="string">
            <text:p text:style-name="P36"><text:span text:style-name="T31"><text:s text:c="2"/></text:span><text:span text:style-name="T37">Research</text:span><text:span text:style-name="T31">: </text:span><text:span text:style-name="T32">finite element analysis</text:span><text:span text:style-name="T31"> of novel flow chamber to study development of aneurysms. </text:span></text:p>
          </table:table-cell>
          <table:covered-table-cell/>
        </table:table-row>
        <table:table-row table:style-name="Table1.8">
          <table:table-cell table:style-name="Table1.A2" table:number-columns-spanned="3" office:value-type="string">
            <text:h text:style-name="P42" text:outline-level="1">experience</text:h>
          </table:table-cell>
          <table:covered-table-cell/>
          <table:covered-table-cell/>
        </table:table-row>
        <table:table-row table:style-name="Table1.9">
          <table:table-cell table:style-name="Table1.B3" office:value-type="string">
            <text:p text:style-name="P9"/>
          </table:table-cell>
          <table:table-cell table:style-name="Table1.B3" table:number-columns-spanned="2" office:value-type="string">
            <text:p text:style-name="P27"><text:span text:style-name="T52">Carnegie Mellon University </text:span><text:span text:style-name="T1"><text:s text:c="101"/></text:span><text:span text:style-name="T53">Teaching Assistant</text:span><text:span text:style-name="T56"> </text:span><text:span text:style-name="T1">– </text:span>24-322: Heat Transfer <text:s text:c="6"/><text:span text:style-name="T1"><text:s text:c="62"/>2010-2012 </text:span><text:s text:c="11"/><text:span text:style-name="T135">- </text:span>Topics in conduction, convection, <text:span text:style-name="T174">and </text:span>radiation. Supervised recitation<text:span text:style-name="T175">s</text:span> and substituted for lectures. <text:s text:c="82"/><text:span text:style-name="T43"><text:s/></text:span></text:p>
            <text:p text:style-name="P24"><text:span text:style-name="T50">Uni</text:span><text:span text:style-name="T51">v</text:span><text:span text:style-name="T50">ersity of Pittsburgh </text:span><text:span text:style-name="T43"><text:s text:c="105"/></text:span><text:span text:style-name="Title_20_Char"><text:span text:style-name="T53">Teaching Assistant</text:span></text:span> <text:span text:style-name="T1">–</text:span> Advanced Fluid Mechanics <text:s text:c="75"/><text:span text:style-name="T1">2008 </text:span><text:span text:style-name="T135">- </text:span>Topics in <text:span text:style-name="T168">f</text:span>luid <text:span text:style-name="T168">m</text:span>echanics including viscous flow, boundary layer theory, and scale similarity.<text:span text:style-name="Title_20_Char"> </text:span></text:p>
            <text:p text:style-name="P25"><text:span text:style-name="Title_20_Char"><text:span text:style-name="T54">Lecturer</text:span></text:span><text:span text:style-name="Title_20_Char"><text:span text:style-name="T57"> </text:span></text:span><text:span text:style-name="T5">– </text:span><text:span text:style-name="T71">Physics</text:span><text:span text:style-name="T5"> <text:s text:c="101"/>2007-2009 <text:s text:c="4"/></text:span><text:span text:style-name="T72">- </text:span><text:span text:style-name="T123">L</text:span><text:span text:style-name="T71">ecture</text:span><text:span text:style-name="T123">d</text:span><text:span text:style-name="T71"> to undergraduate students, graduate students, and faculty on </text:span><text:span text:style-name="T117">m</text:span><text:span text:style-name="T71">athematics, </text:span><text:span text:style-name="T117">t</text:span><text:span text:style-name="T71">urbulence, </text:span><text:span text:style-name="T117">b</text:span><text:span text:style-name="T71">io-</text:span><text:span text:style-name="T117">p</text:span><text:span text:style-name="T71">hysics, </text:span><text:span text:style-name="T117">s</text:span><text:span text:style-name="T71">tatistical </text:span><text:span text:style-name="T117">p</text:span><text:span text:style-name="T71">hysics, and </text:span><text:span text:style-name="T117">n</text:span><text:span text:style-name="T71">onlinear </text:span><text:span text:style-name="T117">p</text:span><text:span text:style-name="T71">henomena. <text:s text:c="2"/></text:span></text:p>
            <text:p text:style-name="P28"><text:span text:style-name="Title_20_Char"><text:span text:style-name="T49">Precision Therapeutics</text:span></text:span></text:p>
            <text:p text:style-name="P26"><text:span text:style-name="Title_20_Char"><text:span text:style-name="T55">Inter</text:span></text:span><text:span text:style-name="Title_20_Char"><text:span text:style-name="T53">n</text:span></text:span><text:span text:style-name="Title_20_Char"><text:span text:style-name="T47"> –</text:span></text:span><text:span text:style-name="Title_20_Char"><text:span text:style-name="T48"> </text:span></text:span><text:span text:style-name="Title_20_Char"><text:span text:style-name="T46">Technology </text:span></text:span><text:span text:style-name="Title_20_Char"><text:span text:style-name="T58">Development</text:span></text:span><text:span text:style-name="T5"> <text:s text:c="80"/>200</text:span><text:span text:style-name="T6">6</text:span><text:span text:style-name="T5">-200</text:span><text:span text:style-name="T6">7</text:span></text:p>
            <text:p text:style-name="P17"><text:span text:style-name="T135">- W</text:span><text:span text:style-name="T130">orked with a team of software developers, information technology specialists, and laboratory equipment specialists. </text:span></text:p>
            <text:p text:style-name="P20"><text:span text:style-name="T135">- U</text:span><text:span text:style-name="T130">sed computer-aided drafting and design </text:span><text:span text:style-name="T118">(</text:span><text:span text:style-name="T9">CADD</text:span><text:span text:style-name="T118">)</text:span><text:span text:style-name="T130"> to design components of optical microscopes </text:span><text:span text:style-name="T131">and their automation controls. </text:span></text:p>
            <text:p text:style-name="P17"><text:span text:style-name="T135">- A</text:span><text:span text:style-name="T131">ssisted in fabrication of microscope components and laboratory equipment. </text:span><text:s text:c="15"/></text:p>
          </table:table-cell>
          <table:covered-table-cell/>
        </table:table-row>
        <table:table-row table:style-name="Table1.10">
          <table:table-cell table:style-name="Table1.A2" table:number-columns-spanned="3" office:value-type="string">
            <text:h text:style-name="P40" text:outline-level="2">SKILLS</text:h>
          </table:table-cell>
          <table:covered-table-cell/>
          <table:covered-table-cell/>
        </table:table-row>
        <table:table-row table:style-name="Table1.11">
          <table:table-cell table:style-name="Table1.A1" office:value-type="string">
            <text:h text:style-name="P44" text:outline-level="1"/>
          </table:table-cell>
          <table:table-cell table:style-name="Table1.A1" table:number-columns-spanned="2" office:value-type="string">
            <text:p text:style-name="P35"><text:span text:style-name="T12">Computing </text:span><text:span text:style-name="T13">Languages: </text:span><text:span text:style-name="T85">Matlab, Python, Latex, </text:span><text:span text:style-name="T97">S</text:span><text:span text:style-name="T98">hell,</text:span><text:span text:style-name="T85"> Fortran, C/C++, Java, P</text:span><text:span text:style-name="T99">erl, </text:span><text:span text:style-name="T100">Markdown, </text:span><text:span text:style-name="T101">HTML</text:span></text:p>
            <text:p text:style-name="P33"><text:span text:style-name="T13">High-Performance Computing:</text:span><text:span text:style-name="T85"> </text:span><text:span text:style-name="T111">l</text:span><text:span text:style-name="T85">inux/</text:span><text:span text:style-name="T111">u</text:span><text:span text:style-name="T85">nix </text:span><text:span text:style-name="T89">c</text:span><text:span text:style-name="T85">luster administration/computing, </text:span><text:span text:style-name="T111">p</text:span><text:span text:style-name="T86">arallel </text:span><text:span text:style-name="T111">c</text:span><text:span text:style-name="T87">omputation </text:span><text:span text:style-name="T88">(MPI, OpenMP), </text:span><text:span text:style-name="T111">m</text:span><text:span text:style-name="T90">ixed</text:span><text:span text:style-name="T102">-</text:span><text:span text:style-name="T111">l</text:span><text:span text:style-name="T90">anguage </text:span><text:span text:style-name="T112">d</text:span><text:span text:style-name="T90">evelopment, </text:span><text:span text:style-name="T91">open-source development</text:span></text:p>
            <text:p text:style-name="P32"><text:span text:style-name="T2">General Computing:</text:span> <text:span text:style-name="T155">l</text:span><text:span text:style-name="T149">inux/</text:span><text:span text:style-name="T155">u</text:span><text:span text:style-name="T149">nix, </text:span><text:span text:style-name="T155">W</text:span>indows, <text:span text:style-name="T148">Microsoft Office, </text:span>Mac OS</text:p>
            <text:p text:style-name="P34"><text:span text:style-name="T15">Modelin</text:span><text:span text:style-name="T16">g: </text:span><text:span text:style-name="T104">a</text:span><text:span text:style-name="T95">tomistic/</text:span><text:span text:style-name="T105">m</text:span><text:span text:style-name="T95">olecular </text:span><text:span text:style-name="T106">s</text:span><text:span text:style-name="T95">imulation, </text:span><text:span text:style-name="T122">quantum chemistry</text:span><text:span text:style-name="T121">,</text:span><text:span text:style-name="T95"> </text:span><text:span text:style-name="T107">n</text:span><text:span text:style-name="T103">anoscale </text:span><text:span text:style-name="T108">t</text:span><text:span text:style-name="T103">ransport</text:span><text:span text:style-name="T93">, </text:span><text:span text:style-name="T109">s</text:span><text:span text:style-name="T92">tatistical </text:span><text:span text:style-name="T96">and</text:span><text:span text:style-name="T93"> </text:span><text:span text:style-name="T110">n</text:span><text:span text:style-name="T94">on-linear </text:span><text:span text:style-name="T120">systems</text:span><text:span text:style-name="T94">, </text:span><text:span text:style-name="T119">turbulent flow</text:span></text:p>
            <text:p text:style-name="P30"><text:span text:style-name="T2">Hardware:</text:span> general computing hardware, <text:span text:style-name="T150">l</text:span>inear <text:span text:style-name="T150">o</text:span>ptics, <text:span text:style-name="T151">v</text:span>isible <text:span text:style-name="T151">l</text:span>asers, DI/DO AI/AO interfaces, <text:span text:style-name="T171">simple </text:span><text:span text:style-name="T152">a</text:span>utomation, <text:span text:style-name="T153">h</text:span>igh-speed <text:span text:style-name="T154">v</text:span>ideo <text:span text:style-name="T154">c</text:span>apture, simple machining, simple circuitry</text:p>
          </table:table-cell>
          <table:covered-table-cell/>
        </table:table-row>
        <table:table-row table:style-name="Table1.12">
          <table:table-cell table:style-name="Table1.A1" table:number-columns-spanned="3" office:value-type="string">
            <text:h text:style-name="P43" text:outline-level="1">projects</text:h>
          </table:table-cell>
          <table:covered-table-cell/>
          <table:covered-table-cell/>
        </table:table-row>
        <table:table-row table:style-name="Table1.13">
          <table:table-cell table:style-name="Table1.B3" office:value-type="string">
            <text:p text:style-name="Standard"/>
          </table:table-cell>
          <table:table-cell table:style-name="Table1.A3" table:number-columns-spanned="2" office:value-type="string">
            <text:p text:style-name="P19"><text:span text:style-name="T7">Quantum Mechanics-Driven Prediction of Nanostructure Thermal Conductivit</text:span><text:span text:style-name="T8">y</text:span> <text:s text:c="8"/><text:span text:style-name="T1">201</text:span><text:span text:style-name="T28">1</text:span><text:span text:style-name="T23">-</text:span><text:span text:style-name="T27">2013</text:span> <text:s text:c="87"/><text:span text:style-name="T26"><text:s/></text:span><text:span text:style-name="T23"><text:s text:c="3"/></text:span><text:span text:style-name="T24"><text:s/></text:span></text:p>
            <text:p text:style-name="P18"><text:span text:style-name="T81">- </text:span><text:span text:style-name="T114">Served </text:span><text:span text:style-name="T78">as an investigator for </text:span><text:span text:style-name="T79">this</text:span><text:span text:style-name="T77"> project under the Air Force Office of Scientific Research </text:span><text:span text:style-name="T80">(</text:span><text:span text:style-name="T17">AFOSR</text:span><text:span text:style-name="T80">)</text:span><text:span text:style-name="T72"> </text:span><text:span text:style-name="T73">with collaborators at Carnegie Mellon and </text:span><text:span text:style-name="T113">the</text:span><text:span text:style-name="T73"> University of Pittsburgh, </text:span><text:span text:style-name="T124">p</text:span><text:span text:style-name="T82">erform</text:span><text:span text:style-name="T124">ing</text:span><text:span text:style-name="T83"> calculations </text:span><text:span text:style-name="T74">on the Department of Defense's (</text:span><text:span text:style-name="T10">DOD</text:span><text:span text:style-name="T74">'s) High </text:span><text:span text:style-name="T76">P</text:span><text:span text:style-name="T74">erformance </text:span><text:span text:style-name="T76">C</text:span><text:span text:style-name="T74">omputing (</text:span><text:span text:style-name="T10">HPC</text:span><text:span text:style-name="T74">) </text:span><text:span text:style-name="T84">system</text:span><text:span text:style-name="T74"> </text:span><text:span text:style-name="T75">as part of the High Performance </text:span><text:span text:style-name="T76">Computing Modernization Program (</text:span><text:span text:style-name="T18">HPCMP</text:span><text:span text:style-name="T76">). </text:span></text:p>
            <text:p text:style-name="P16"><text:a xlink:type="simple" xlink:href="https://github.com/ntpl/ntpy"><text:span text:style-name="T5">n</text:span></text:a><text:a xlink:type="simple" xlink:href="https://github.com/ntpl/ntpy"><text:span text:style-name="T2">tpy</text:span></text:a> <text:s text:c="124"/><text:span text:style-name="T1">201</text:span><text:span text:style-name="T23">2-</text:span><text:span text:style-name="T26">Present </text:span><text:span text:style-name="T23"><text:s text:c="3"/></text:span><text:span text:style-name="T24"><text:s/></text:span><text:s/></text:p>
            <text:p text:style-name="P21"><text:span text:style-name="T157">- </text:span><text:span text:style-name="T176">C</text:span><text:span text:style-name="T127">reate</text:span><text:span text:style-name="T176">d</text:span><text:span text:style-name="T127"> this</text:span><text:span text:style-name="T125"> open-source, collaborative effort </text:span><text:span text:style-name="T127">between members of </text:span><text:span text:style-name="T137">the</text:span><text:span text:style-name="T127"> Nanoscale Transport Phenomena Laboratory </text:span><text:span text:style-name="T137">(</text:span><text:span text:style-name="T11">NTPL</text:span><text:span text:style-name="T137">)</text:span><text:span text:style-name="T127"> and </text:span><text:span text:style-name="T169">the University of Toronto</text:span><text:span text:style-name="T127"> </text:span><text:span text:style-name="T177">hosted on Github.</text:span></text:p>
            <text:p text:style-name="P21"><text:soft-page-break/><text:span text:style-name="T158">- </text:span><text:span text:style-name="T161">Used th</text:span><text:span text:style-name="T164">e</text:span><text:span text:style-name="T161"> </text:span><text:span text:style-name="T163">code</text:span><text:span text:style-name="T161"> to p</text:span><text:span text:style-name="T157">erform nanoscale transport modeling </text:span><text:span text:style-name="T162">for</text:span><text:span text:style-name="T159"> the project </text:span><text:span text:style-name="T19">disorder </text:span><text:span text:style-name="T115">and others</text:span><text:span text:style-name="T158">.</text:span> <text:s text:c="87"/></text:p>
            <text:p text:style-name="P23"><text:a xlink:type="simple" xlink:href="https://github.com/jasonlarkin/disorder"><text:span text:style-name="T3">disorder</text:span></text:a><text:span text:style-name="T68"> <text:s text:c="123"/></text:span><text:span text:style-name="T4">2012-2013</text:span></text:p>
            <text:p text:style-name="P23"><text:span text:style-name="T135">- </text:span><text:span text:style-name="T126">A </text:span><text:span text:style-name="T68">comprehensive repository of code and data from </text:span><text:span text:style-name="T128">my</text:span><text:span text:style-name="T68"> PhD thesis, </text:span><text:span text:style-name="T178">hosted on</text:span><text:span text:style-name="T69"> Github</text:span><text:span text:style-name="T68">. <text:s text:c="35"/></text:span></text:p>
            <text:p text:style-name="P31"><text:a xlink:type="simple" xlink:href="http://projects.ivec.org/gulp/"><text:span text:style-name="T2">GULP</text:span></text:a><text:span text:style-name="T2">: </text:span><text:span text:style-name="T21">General Utility Lattice Program</text:span> <text:s text:c="74"/><text:span text:style-name="T1">20</text:span><text:span text:style-name="T29">12</text:span><text:span text:style-name="T1">-20</text:span><text:span text:style-name="T29">13</text:span></text:p>
            <text:p text:style-name="P14"><text:span text:style-name="T138">- </text:span><text:span text:style-name="T157">Worked with</text:span><text:span text:style-name="T129"> Julian </text:span><text:span text:style-name="T145">D. </text:span><text:span text:style-name="T129">Gale at </text:span><text:span text:style-name="T139">the </text:span><text:span text:style-name="T140">Nanochemistry </text:span><text:span text:style-name="T141">Research </text:span><text:span text:style-name="T140">Institute </text:span><text:span text:style-name="T142">at Curtin</text:span><text:span text:style-name="T140"> </text:span><text:span text:style-name="T139">University, </text:span><text:span text:style-name="T144">Perth</text:span></text:p>
            <text:p text:style-name="P14"><text:span text:style-name="T144"><text:s text:c="2"/></text:span><text:span text:style-name="T143">Australia </text:span><text:span text:style-name="T179">to c</text:span><text:span text:style-name="T129">ontribut</text:span><text:span text:style-name="T179">e</text:span><text:span text:style-name="T129"> several subroutines for predicting thermal transport properties.</text:span> <text:s text:c="63"/></text:p>
          </table:table-cell>
          <table:covered-table-cell/>
        </table:table-row>
        <table:table-row table:style-name="Table1.14">
          <table:table-cell table:style-name="Table1.A2" table:number-columns-spanned="3" office:value-type="string">
            <text:h text:style-name="P41" text:outline-level="1">PublicationS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h text:style-name="P46" text:outline-level="1">-</text:h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/>
            <text:p text:style-name="P12">-</text:p>
            <text:p text:style-name="P12"/>
            <text:p text:style-name="P12">-</text:p>
            <text:p text:style-name="P12"/>
            <text:p text:style-name="P12">-</text:p>
            <text:p text:style-name="P13"/>
            <text:p text:style-name="P12">-</text:p>
          </table:table-cell>
          <table:table-cell table:style-name="Table1.A2" table:number-columns-spanned="2" office:value-type="string">
            <text:p text:style-name="P4"><text:span text:style-name="T2">J.M. Larkin</text:span>, A.J.H. McGaughey, “<text:span text:style-name="T133">Origin of </text:span><text:span text:style-name="T156">the </text:span><text:span text:style-name="T133">Exceptionally Low Thermal Conductivity of Fullerene Derivative PCBM Films</text:span>”, <text:span text:style-name="T43">Phys. Rev. B</text:span> (in progress).</text:p>
            <text:p text:style-name="P2"><text:span text:style-name="T2">J.M. Larkin</text:span>, A.J.H. McGaughey, “Vibrational Mean Free Paths in <text:span text:style-name="T132">Amorphous</text:span> Systems”, <text:span text:style-name="T43">Phys. Rev. B</text:span> (in progress).</text:p>
            <text:p text:style-name="P1">S.C. Huberman, <text:span text:style-name="T2">J.M. Larkin</text:span>, A.J.H. McGaughey, C.H. Amon, “<text:span text:style-name="T170">Disruption of Superlattice Phonons by Interfacial Mixing</text:span>”, <text:span text:style-name="T43">Phys. Rev. B</text:span> (<text:span text:style-name="T134">submitted</text:span>).</text:p>
            <text:p text:style-name="P3">A.J.H. McGaughey and <text:span text:style-name="T2">J.M. Larkin</text:span>, “Predicting Phonon Properties from Equilibrium Molecular Dynamics Simulations”, Advances in Heat Transfer Volume <text:span text:style-name="T65">17</text:span> (Academic Press, 2013).</text:p>
            <text:p text:style-name="P1"><text:span text:style-name="T2">J.M. Larkin</text:span>, A.J.H. McGaughey, “<text:span text:style-name="T172">Predicting </text:span><text:span text:style-name="T173">A</text:span><text:span text:style-name="T172">lloy </text:span><text:span text:style-name="T173">V</text:span><text:span text:style-name="T172">ibrational </text:span><text:span text:style-name="T173">M</text:span><text:span text:style-name="T172">ode </text:span><text:span text:style-name="T173">P</text:span><text:span text:style-name="T172">roperties using </text:span><text:span text:style-name="T173">L</text:span><text:span text:style-name="T172">attice </text:span><text:span text:style-name="T173">D</text:span><text:span text:style-name="T172">ynamics </text:span><text:span text:style-name="T173">C</text:span><text:span text:style-name="T172">alculations, </text:span><text:span text:style-name="T173">M</text:span><text:span text:style-name="T172">olecular </text:span><text:span text:style-name="T173">D</text:span><text:span text:style-name="T172">ynamics </text:span><text:span text:style-name="T173">S</text:span><text:span text:style-name="T172">imulations, and the </text:span><text:span text:style-name="T173">V</text:span><text:span text:style-name="T172">irtual </text:span><text:span text:style-name="T173">C</text:span><text:span text:style-name="T172">rystal </text:span><text:span text:style-name="T173">A</text:span><text:span text:style-name="T172">pproximation</text:span>”, <text:span text:style-name="T44">J. of App. Phys. </text:span><text:span text:style-name="T41">(in press)</text:span>.</text:p>
            <text:p text:style-name="P1"><text:span text:style-name="T2">J. M. Larkin</text:span>, A.D. Massicotte, J.E. Turney, C.H. Amon, A.J.H. McGaughey, “Comparison and Evaluation of Spectral Energy Methods for Predicting Phonon Properties”, to appear in J. Comp. and Theo. Nano..</text:p>
            <text:p text:style-name="P1">S. Stefanus, <text:span text:style-name="T2">J. Larkin</text:span>, W. Goldburg, “A Search for Conformal Invariance in Compressible Two Dimensional Turbulence”, <text:span text:style-name="T43">Phys. Fluids</text:span> <text:span text:style-name="T1">23</text:span> (2011) 105101 (appeared on cover).</text:p>
            <text:p text:style-name="P1"><text:span text:style-name="T2">J. </text:span><text:span text:style-name="T25">Larkin</text:span><text:span text:style-name="T61">, W. Goldburg, M.M. Bandi, </text:span><text:span text:style-name="T62">“Time-Evolution of a fractal distribution: Particle concentrations in free-surface turbulence”, </text:span><text:span text:style-name="T63">Physica D</text:span><text:span text:style-name="T62"> </text:span><text:span text:style-name="T64">2</text:span><text:span text:style-name="T1">39</text:span> 14 (2010) 1264-1268.</text:p>
            <text:p text:style-name="P1"><text:span text:style-name="T2">J. Larkin</text:span>, W. Goldburg, “Decorrelating a Compressible Turbulent Flow: an Experiment”, <text:span text:style-name="T43">Phys. Rev. E</text:span> <text:span text:style-name="T1">82</text:span>, 016301 (2010). </text:p>
            <text:p text:style-name="P1"><text:span text:style-name="T2">J. Larkin</text:span>, M.M. Bandi, A. Pumir, W. Goldburg, “Power-law distributions of particle concentration in free-surface flows”, <text:span text:style-name="T43">Phys. Rev. E</text:span> <text:span text:style-name="T1">80</text:span>, 066301 (2009).</text:p>
          </table:table-cell>
          <table:covered-table-cell/>
        </table:table-row>
        <table:table-row table:style-name="Table1.9">
          <table:table-cell table:style-name="Table1.A2" table:number-columns-spanned="3" office:value-type="string">
            <text:h text:style-name="P41" text:outline-level="1">Presentations <text:span text:style-name="T136">(</text:span><text:span text:style-name="T146">15 </text:span><text:span text:style-name="T160">total</text:span><text:span text:style-name="T136">)</text:span></text:h>
          </table:table-cell>
          <table:covered-table-cell/>
          <table:covered-table-cell/>
        </table:table-row>
        <table:table-row table:style-name="Table1.9">
          <table:table-cell table:style-name="Table1.A2" office:value-type="string"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0">-</text:p>
            <text:p text:style-name="P10"/>
            <text:p text:style-name="P11">-</text:p>
            <text:p text:style-name="P10"/>
          </table:table-cell>
          <table:table-cell table:style-name="Table1.A2" table:number-columns-spanned="2" office:value-type="string">
            <text:p text:style-name="P1">“Evaluation of the Virtual Crystal Approximation for Predicting Thermal Conductivity”, <text:span text:style-name="T2">J.M. Larkin (speaker)</text:span>, A.J.H. McGaughey, presented at 2013 MRS Spring Meeting San Francisco, CA. </text:p>
            <text:p text:style-name="P1">“Ordered and Disordered Contributions to Lattice Thermal Conductivity”, <text:span text:style-name="T2">J.M. Larkin (speaker)</text:span>, A.J.H. McGaughey, presented at 2012 PHONONS Conference Ann Arbor, MI. <text:s/></text:p>
            <text:p text:style-name="P1">“Comparison of Spectral Energy Methods for Predicting Phonon Properties”, <text:span text:style-name="T2">J.M. Larkin</text:span>, A.D. Massicotte, J.E. Turney, C.H. Amon, A.J.H. McGaughey (speaker), <text:span text:style-name="T40">presented at</text:span> 2012 ASME Micro/Nanoscale Heat &amp; Mass Transfer International Conference Atlanta, GA (top 5 technical paper).</text:p>
            <text:p text:style-name="P1">“Predicting Thermal Conductivity of Defected Systems using the Spectral Energy Density”, <text:span text:style-name="T2">J. Larkin (speaker)</text:span>, A.J.H. McGaughey, 2011 MRS Fall Meeting Boston, MA.</text:p>
            <text:p text:style-name="P1">“Predicting Thermal Conductivity of Defected Systems using the Spectral Energy Density”, <text:span text:style-name="T2">J. Larkin </text:span><text:span text:style-name="T14">(speaker)</text:span> 2011 Bennett Presentation (Award for Best Presentation).</text:p>
            <text:p text:style-name="P1">“Statistics of Preferential Particle Concentration in Free-Surface Turbulence”, <text:span text:style-name="T2">J. Larkin (speaker)</text:span>, M.M. Bandi, W. Goldburg, 2009 American Physical Society March Meeting Pittsburgh, PA.</text:p>
            <text:p text:style-name="P1">“Turbulent Dynamics of a Hydraulic Jump in two dimensions: Soap Film Flow” <text:span text:style-name="T2">J. Larkin (speaker)</text:span>, W. Goldburg, T. Tran, P. Chakraborty, G. Goia, 2008 Meeting of the APS Division of Fluid Dynamics San Antonio, TX.</text:p>
            <text:p text:style-name="P1">“The Generalized Fractal Dimensions of a 2-D Compressible Turbulence”, <text:span text:style-name="T2">J. Larkin (speaker)</text:span>, M.M. Bandi, W. Goldburg, 2008 American Physical Society March Meeting New Orleans, LA.</text:p>
          </table:table-cell>
          <table:covered-table-cell/>
        </table:table-row>
        <table:table-row table:style-name="Table1.18">
          <table:table-cell table:style-name="Table1.A2" table:number-columns-spanned="3" office:value-type="string">
            <text:h text:style-name="P45" text:outline-level="1">awards</text:h>
          </table:table-cell>
          <table:covered-table-cell/>
          <table:covered-table-cell/>
        </table:table-row>
        <table:table-row table:style-name="Table1.18">
          <table:table-cell table:style-name="Table1.A1" office:value-type="string">
            <text:p text:style-name="P47">-</text:p>
            <text:p text:style-name="P47">-</text:p>
          </table:table-cell>
          <table:table-cell table:style-name="Table1.A1" table:number-columns-spanned="2" office:value-type="string">
            <text:p text:style-name="P15">Northrop-Grumann Fellow, Carnegie Institute for Complex Engineered Systems (ICES) <text:s text:c="20"/><text:span text:style-name="T1">2011</text:span></text:p>
            <text:p text:style-name="P22">NSF Graduate Student Research Grant, University of Pittsburgh Dept. of Physics <text:s text:c="18"/><text:span text:style-name="T20">2007-</text:span><text:span text:style-name="T1">20</text:span><text:span text:style-name="T30">09</text:span></text:p>
          </table:table-cell>
          <table:covered-table-cell/>
        </table:table-row>
        <table:table-row table:style-name="Table1.20">
          <table:table-cell table:style-name="Table1.A1" table:number-columns-spanned="3" office:value-type="string">
            <text:h text:style-name="P41" text:outline-level="1">Memberships</text:h>
          </table:table-cell>
          <table:covered-table-cell/>
          <table:covered-table-cell/>
        </table:table-row>
        <table:table-row table:style-name="Table1.21">
          <table:table-cell table:style-name="Table1.A1" table:number-columns-spanned="3" office:value-type="string">
            <text:p text:style-name="P29"><text:span text:style-name="T22">-</text:span><text:span text:style-name="T180"> <text:s text:c="6"/></text:span>American Physical Society, American Society of Mechanical Engineers, Materials Research Society, <text:s text:c="18"/><text:span text:style-name="T182">S</text:span> <text:s text:c="5"/><text:span text:style-name="T181">S</text:span>ociety of Industrial and Applied Mathematics, D<text:span text:style-name="T147">OD</text:span> High Performance Computing Modernization <text:s text:c="18"/><text:span text:style-name="T183">P</text:span> <text:s text:c="5"/><text:span text:style-name="T184">P</text:span>rogram.</text:p>
          </table:table-cell>
          <table:covered-table-cell/>
          <table:covered-table-cell/>
        </table:table-row>
      </table:table>
      <text:p text:style-name="bulleted_20_lis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1528in" fo:orphans="2" fo:widows="2" fo:hyphenation-ladder-count="no-limit" style:writing-mode="lr-tb">
        <style:tab-stops>
          <style:tab-stop style:position="0.5in"/>
        </style:tab-stops>
      </style:paragraph-properties>
      <style:text-properties fo:color="#00000a" style:font-name="Tahoma" fo:font-size="8pt" fo:letter-spacing="0.0071in" fo:language="en" fo:country="US" style:font-name-asian="Times New Roman1" style:font-size-asian="8pt" style:language-asian="en" style:country-asian="US" style:font-name-complex="Times New Roman1" style:font-size-complex="8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555in" fo:margin-bottom="0.0417in" style:contextual-spacing="false"/>
      <style:text-properties fo:text-transform="uppercas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17in" fo:margin-bottom="0in" style:contextual-spacing="false"/>
      <style:text-properties fo:font-style="italic" style:font-style-asian="italic"/>
    </style:style>
    <style:style style:name="Heading_20_3" style:display-name="Heading 3" style:family="paragraph" style:parent-style-name="Standard" style:next-style-name="Text_20_body" style:default-outline-level="3" style:class="text">
      <style:text-properties fo:font-style="italic" style:font-style-asian="italic"/>
    </style:style>
    <style:style style:name="Balloon_20_Text" style:display-name="Balloon Text" style:family="paragraph" style:parent-style-name="Standard" style:default-outline-level="">
      <style:text-properties style:font-name-complex="Tahoma1"/>
    </style:style>
    <style:style style:name="Date" style:family="paragraph" style:parent-style-name="Standard" style:default-outline-level="">
      <style:paragraph-properties fo:margin-top="0.0417in" fo:margin-bottom="0in" style:contextual-spacing="false" fo:text-align="end" style:justify-single-word="false"/>
      <style:text-properties fo:font-weight="bold" style:font-weight-asian="bold"/>
    </style:style>
    <style:style style:name="e-mail_20_address" style:display-name="e-mail address" style:family="paragraph" style:parent-style-name="Standard" style:default-outline-level="">
      <style:paragraph-properties fo:margin-top="0in" fo:margin-bottom="0.111in" style:contextual-spacing="false"/>
      <style:text-properties style:font-size-complex="10pt"/>
    </style:style>
    <style:style style:name="Date_20_w_2f_no_20_Space_20_Before" style:display-name="Date w/no Space Before" style:family="paragraph" style:parent-style-name="Date" style:default-outline-level="">
      <style:paragraph-properties fo:margin-top="0in" fo:margin-bottom="0in" style:contextual-spacing="false"/>
    </style:style>
    <style:style style:name="bulleted_20_list" style:display-name="bulleted list" style:family="paragraph" style:parent-style-name="Standard" style:default-outline-level="">
      <style:paragraph-properties fo:margin-top="0.0417in" fo:margin-bottom="0in" style:contextual-spacing="false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Title_20_Char" style:display-name="Title Char" style:family="text" style:parent-style-name="Default_20_Paragraph_20_Font">
      <style:text-properties style:font-name="Tahoma" fo:font-size="8pt" fo:letter-spacing="0.0071in" fo:language="en" fo:country="US" fo:font-weight="bold" style:font-size-asian="8pt" style:language-asian="en" style:country-asian="US" style:font-weight-asian="bold" style:font-size-complex="8pt" style:language-complex="ar" style:country-complex="SA"/>
    </style:style>
    <style:style style:name="Heading_20_2_20_Char" style:display-name="Heading 2 Char" style:family="text" style:parent-style-name="Default_20_Paragraph_20_Font">
      <style:text-properties style:font-name="Tahoma" fo:font-size="8pt" fo:letter-spacing="0.0071in" fo:language="en" fo:country="US" fo:font-style="italic" style:font-size-asian="8pt" style:language-asian="en" style:country-asian="US" style:font-style-asian="italic" style:font-size-complex="8pt" style:language-complex="ar" style:country-complex="SA"/>
    </style:style>
    <style:style style:name="ListLabel_20_1" style:display-name="ListLabel 1" style:family="text">
      <style:text-properties style:font-name-complex="Times New Roman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808080" fo:font-size="6pt" fo:font-style="normal" fo:font-weight="normal" style:font-size-asian="6pt" style:font-style-asian="normal" style:font-weight-asian="normal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.2in" fo:margin-left="1.25in" fo:margin-right="1.25in" style:writing-mode="lr-tb" style:layout-grid-color="#c0c0c0" style:layout-grid-lines="35" style:layout-grid-base-height="0.222in" style:layout-grid-ruby-height="0.02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29T19:50:00</meta:creation-date>
    <meta:initial-creator>Jason</meta:initial-creator>
    <dc:creator>jason </dc:creator>
    <meta:print-date>2011-11-13T03:16:00</meta:print-date>
    <dc:date>2013-07-01T10:50:51</dc:date>
    <meta:editing-cycles>668</meta:editing-cycles>
    <meta:editing-duration>P4DT14H59M16S</meta:editing-duration>
    <meta:generator>LibreOffice/4.0.2.2$Linux_X86_64 LibreOffice_project/400m0$Build-2</meta:generator>
    <meta:document-statistic meta:table-count="1" meta:image-count="0" meta:object-count="0" meta:page-count="2" meta:paragraph-count="87" meta:word-count="923" meta:character-count="8519" meta:non-whitespace-character-count="6071"/>
    <meta:template xlink:type="simple" xlink:actuate="onRequest" xlink:title="Curriculum vitae" xlink:href=""/>
  </office:meta>
</office:document-meta>
</file>